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68cm" fo:min-width="6.92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68cm" fo:min-width="6.92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7.381cm" svg:height="0.679cm" svg:x="0.682cm" svg:y="0.68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Primitive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7.381cm" svg:height="3.889cm" svg:x="0.682cm" svg:y="1.361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7.381cm" svg:height="1.153cm" svg:x="0.682cm" svg:y="5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7.381cm" svg:height="0.679cm" svg:x="10.525cm" svg:y="0.68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tring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7.381cm" svg:height="3.889cm" svg:x="10.525cm" svg:y="1.361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7.381cm" svg:height="1.153cm" svg:x="10.525cm" svg:y="5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09:05:59.226000000</meta:creation-date>
    <dc:date>2024-03-13T09:11:37.645000000</dc:date>
    <meta:editing-duration>PT5M38S</meta:editing-duration>
    <meta:editing-cycles>1</meta:editing-cycles>
    <meta:generator>LibreOffice/7.6.4.1$Windows_X86_64 LibreOffice_project/e19e193f88cd6c0525a17fb7a176ed8e6a3e2aa1</meta:generator>
    <meta:document-statistic meta:object-count="8"/>
  </office:meta>
</office:document-meta>
</file>